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63e0fb" draw:stroke-linejoin="bevel" svg:stroke-linecap="square" draw:fill="solid" draw:fill-color="#63e0fb" fo:padding-top="0.014cm" fo:padding-bottom="0.014cm" fo:padding-left="0.014cm" fo:padding-right="0.014cm"/>
    </style:style>
    <style:style style:name="gr2" style:family="graphic" style:parent-style-name="standard">
      <style:graphic-properties draw:stroke="solid" svg:stroke-width="0.028cm" svg:stroke-color="#f77463" draw:stroke-linejoin="bevel" svg:stroke-linecap="square" draw:fill="solid" draw:fill-color="#f77463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28cm" svg:stroke-color="#ffde59" draw:stroke-linejoin="bevel" svg:stroke-linecap="square" draw:fill="solid" draw:fill-color="#ffde59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8cm" svg:stroke-color="#f7d1d5" draw:stroke-linejoin="bevel" svg:stroke-linecap="square" draw:fill="solid" draw:fill-color="#f7d1d5" fo:padding-top="0.014cm" fo:padding-bottom="0.014cm" fo:padding-left="0.014cm" fo:padding-right="0.014cm"/>
    </style:style>
    <style:style style:name="gr5" style:family="graphic" style:parent-style-name="standard">
      <style:graphic-properties draw:stroke="solid" svg:stroke-width="0.028cm" svg:stroke-color="#5983b0" draw:stroke-linejoin="bevel" svg:stroke-linecap="square" draw:fill="solid" draw:fill-color="#5983b0" fo:padding-top="0.014cm" fo:padding-bottom="0.014cm" fo:padding-left="0.014cm" fo:padding-right="0.014cm"/>
    </style:style>
    <style:style style:name="gr6" style:family="graphic" style:parent-style-name="standard">
      <style:graphic-properties draw:stroke="solid" svg:stroke-width="0.028cm" svg:stroke-color="#afd095" draw:stroke-linejoin="bevel" svg:stroke-linecap="square" draw:fill="solid" draw:fill-color="#afd095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8e86ae" draw:stroke-linejoin="bevel" svg:stroke-linecap="square" draw:fill="solid" draw:fill-color="#8e86ae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84cm" svg:stroke-color="#000000" draw:stroke-linejoin="bevel" svg:stroke-linecap="butt" draw:fill="none" fo:padding-top="0.042cm" fo:padding-bottom="0.042cm" fo:padding-left="0.042cm" fo:padding-right="0.042cm"/>
    </style:style>
    <style:style style:name="gr9" style:family="graphic" style:parent-style-name="standard">
      <style:graphic-properties draw:stroke="dash" draw:stroke-dash="stroke-dash20" svg:stroke-width="0.084cm" svg:stroke-color="#808080" draw:stroke-linejoin="bevel" svg:stroke-linecap="butt" draw:fill="none" fo:padding-top="0.042cm" fo:padding-bottom="0.042cm" fo:padding-left="0.042cm" fo:padding-right="0.04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.7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.73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21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69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dash" draw:stroke-dash="stroke-dash31" svg:stroke-width="0.028cm" svg:stroke-color="#808080" draw:stroke-linejoin="bevel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bevel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2.39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8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ff7772" draw:stroke-linejoin="bevel" svg:stroke-linecap="square" draw:fill="solid" draw:fill-color="#ff7772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.9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2.15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028cm" svg:stroke-color="#5de2f2" draw:stroke-linejoin="bevel" svg:stroke-linecap="square" draw:fill="solid" draw:fill-color="#5de2f2" fo:padding-top="0.014cm" fo:padding-bottom="0.014cm" fo:padding-left="0.014cm" fo:padding-right="0.014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3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5de2f2"/>
    </style:style>
    <style:style style:name="gr26" style:family="graphic" style:parent-style-name="standard">
      <style:graphic-properties draw:stroke="dash" draw:stroke-dash="stroke-dash27" svg:stroke-width="0.028cm" svg:stroke-color="#808080" draw:stroke-linejoin="bevel" svg:stroke-linecap="butt" draw:fill="none" fo:padding-top="0.014cm" fo:padding-bottom="0.014cm" fo:padding-left="0.014cm" fo:padding-right="0.014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7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0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0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32cm" fo:min-width="1.212cm"/>
    </style:style>
    <style:style style:name="gr34" style:family="graphic" style:parent-style-name="standard">
      <style:graphic-properties draw:stroke="none" svg:stroke-color="#000000" draw:fill="none" draw:fill-color="#ffffff" fo:min-height="1.749cm"/>
      <style:paragraph-properties style:writing-mode="lr-tb"/>
    </style:style>
    <style:style style:name="P1" style:family="paragraph">
      <loext:graphic-properties draw:fill="solid" draw:fill-color="#63e0fb"/>
      <style:text-properties fo:font-weight="bold"/>
    </style:style>
    <style:style style:name="P2" style:family="paragraph">
      <loext:graphic-properties draw:fill="solid" draw:fill-color="#f77463"/>
      <style:text-properties fo:font-weight="bold"/>
    </style:style>
    <style:style style:name="P3" style:family="paragraph">
      <loext:graphic-properties draw:fill="solid" draw:fill-color="#ffde59"/>
      <style:text-properties fo:font-weight="bold"/>
    </style:style>
    <style:style style:name="P4" style:family="paragraph">
      <loext:graphic-properties draw:fill="solid" draw:fill-color="#f7d1d5"/>
      <style:text-properties fo:font-weight="bold"/>
    </style:style>
    <style:style style:name="P5" style:family="paragraph">
      <loext:graphic-properties draw:fill="solid" draw:fill-color="#5983b0"/>
      <style:text-properties fo:font-weight="bold"/>
    </style:style>
    <style:style style:name="P6" style:family="paragraph">
      <loext:graphic-properties draw:fill="solid" draw:fill-color="#afd095"/>
      <style:text-properties fo:font-weight="bold"/>
    </style:style>
    <style:style style:name="P7" style:family="paragraph">
      <loext:graphic-properties draw:fill="solid" draw:fill-color="#8e86ae"/>
      <style:text-properties fo:font-weight="bold"/>
    </style:style>
    <style:style style:name="P8" style:family="paragraph">
      <loext:graphic-properties draw:fill="none"/>
      <style:text-properties fo:font-weight="bold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start"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1" style:family="paragraph">
      <loext:graphic-properties draw:fill="solid" draw:fill-color="#ff7772"/>
      <style:text-properties fo:font-weight="bold"/>
    </style:style>
    <style:style style:name="P12" style:family="paragraph">
      <loext:graphic-properties draw:fill="none"/>
      <style:paragraph-properties fo:text-align="start" style:writing-mode="lr-tb"/>
      <style:text-properties fo:font-size="11.1999998092651pt" fo:font-weight="bold" style:font-size-asian="11.1999998092651pt" style:font-size-complex="11.1999998092651pt"/>
    </style:style>
    <style:style style:name="P13" style:family="paragraph">
      <loext:graphic-properties draw:fill="solid" draw:fill-color="#5de2f2"/>
      <style:text-properties fo:font-weight="bold"/>
    </style:style>
    <style:style style:name="P14" style:family="paragraph">
      <loext:graphic-properties draw:fill="none"/>
      <style:paragraph-properties fo:text-align="start" style:writing-mode="lr-tb"/>
      <style:text-properties fo:font-size="11.1999998092651pt" fo:font-style="italic" style:text-underline-style="none" fo:font-weight="bold" style:font-size-asian="11.1999998092651pt" style:font-style-asian="italic" style:font-weight-asian="bold" style:font-size-complex="11.1999998092651pt" style:font-style-complex="italic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style:font-name="Arial3" fo:font-size="18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dddddd"/>
      <style:paragraph-properties fo:text-align="center"/>
      <style:text-properties fo:font-weight="bold"/>
    </style:style>
    <style:style style:name="T1" style:family="text">
      <style:text-properties fo:color="#000000" loext:opacity="100%" style:font-name="Arial1" fo:font-size="11.1999998092651pt" fo:font-weight="bold" style:font-size-asian="11.1999998092651pt" style:font-weight-asian="bold" style:font-name-complex="Arial1" style:font-size-complex="11.1999998092651pt" style:font-weight-complex="bold"/>
    </style:style>
    <style:style style:name="T2" style:family="text">
      <style:text-properties fo:color="#000000" loext:opacity="100%" style:font-name="Arial1" fo:font-size="11.1999998092651pt" fo:font-weight="bold" style:font-size-asian="11.1999998092651pt" style:font-weight-asian="normal" style:font-name-complex="Arial1" style:font-size-complex="11.1999998092651pt" style:font-weight-complex="normal"/>
    </style:style>
    <style:style style:name="T3" style:family="text">
      <style:text-properties fo:color="#000000" loext:opacity="100%" style:font-name="Arial1" fo:font-size="11.1999998092651pt" fo:font-style="italic" style:text-underline-style="none" fo:font-weight="bold" style:font-size-asian="11.1999998092651pt" style:font-style-asian="italic" style:font-weight-asian="bold" style:font-name-complex="Arial1" style:font-size-complex="11.1999998092651pt" style:font-style-complex="italic" style:font-weight-complex="bold"/>
    </style:style>
    <style:style style:name="T4" style:family="text">
      <style:text-properties style:font-name="Arial3" fo:font-size="18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453cm" svg:height="0.585cm" svg:x="8.246cm" svg:y="10.751cm" svg:viewBox="0 0 2454 586" draw:points="0,0 2454,0 2454,586 0,586">
          <text:p/>
        </draw:polygon>
        <draw:polygon draw:style-name="gr2" draw:text-style-name="P2" draw:layer="layout" svg:width="2.444cm" svg:height="0.649cm" svg:x="8.246cm" svg:y="7.499cm" svg:viewBox="0 0 2445 650" draw:points="0,0 2445,0 2445,650 0,650">
          <text:p/>
        </draw:polygon>
        <draw:polygon draw:style-name="gr3" draw:text-style-name="P3" draw:layer="layout" svg:width="2.444cm" svg:height="0.649cm" svg:x="8.246cm" svg:y="8.148cm" svg:viewBox="0 0 2445 650" draw:points="0,0 2445,0 2445,650 0,650">
          <text:p/>
        </draw:polygon>
        <draw:polygon draw:style-name="gr4" draw:text-style-name="P4" draw:layer="layout" svg:width="2.444cm" svg:height="0.649cm" svg:x="8.246cm" svg:y="8.797cm" svg:viewBox="0 0 2445 650" draw:points="0,0 2445,0 2445,650 0,650">
          <text:p/>
        </draw:polygon>
        <draw:polygon draw:style-name="gr5" draw:text-style-name="P5" draw:layer="layout" svg:width="2.444cm" svg:height="0.649cm" svg:x="8.246cm" svg:y="9.446cm" svg:viewBox="0 0 2445 650" draw:points="0,0 2445,0 2445,650 0,650">
          <text:p/>
        </draw:polygon>
        <draw:polygon draw:style-name="gr6" draw:text-style-name="P6" draw:layer="layout" svg:width="2.444cm" svg:height="0.663cm" svg:x="8.246cm" svg:y="10.095cm" svg:viewBox="0 0 2445 664" draw:points="0,0 2445,0 2445,664 0,664">
          <text:p/>
        </draw:polygon>
        <draw:polygon draw:style-name="gr7" draw:text-style-name="P7" draw:layer="layout" svg:width="2.444cm" svg:height="0.649cm" svg:x="8.246cm" svg:y="11.337cm" svg:viewBox="0 0 2445 650" draw:points="0,0 2445,0 2445,650 0,650">
          <text:p/>
        </draw:polygon>
        <draw:line draw:style-name="gr8" draw:text-style-name="P8" draw:layer="layout" svg:x1="4.996cm" svg:y1="9.417cm" svg:x2="4.996cm" svg:y2="11.667cm">
          <text:p/>
        </draw:line>
        <draw:polygon draw:style-name="gr9" draw:text-style-name="P8" draw:layer="layout" svg:width="0cm" svg:height="0cm" svg:x="4.824cm" svg:y="10.303cm" svg:viewBox="0 0 0 0" draw:points="0,0">
          <text:p/>
        </draw:polygon>
        <draw:polygon draw:style-name="gr8" draw:text-style-name="P8" draw:layer="layout" svg:width="0cm" svg:height="0cm" svg:x="4.824cm" svg:y="10.303cm" svg:viewBox="0 0 0 0" draw:points="0,0">
          <text:p/>
        </draw:polygon>
        <draw:line draw:style-name="gr8" draw:text-style-name="P8" draw:layer="layout" svg:x1="5.774cm" svg:y1="8.31cm" svg:x2="5.774cm" svg:y2="10.335cm">
          <text:p/>
        </draw:line>
        <draw:line draw:style-name="gr8" draw:text-style-name="P8" draw:layer="layout" svg:x1="6.555cm" svg:y1="7.781cm" svg:x2="6.555cm" svg:y2="8.839cm">
          <text:p/>
        </draw:line>
        <draw:line draw:style-name="gr9" draw:text-style-name="P8" draw:layer="layout" svg:x1="6.598cm" svg:y1="8.31cm" svg:x2="6.513cm" svg:y2="8.31cm">
          <text:p/>
        </draw:line>
        <draw:line draw:style-name="gr8" draw:text-style-name="P8" draw:layer="layout" svg:x1="5.774cm" svg:y1="8.31cm" svg:x2="6.598cm" svg:y2="8.31cm">
          <text:p/>
        </draw:line>
        <draw:polygon draw:style-name="gr9" draw:text-style-name="P8" draw:layer="layout" svg:width="0cm" svg:height="0cm" svg:x="8.294cm" svg:y="7.823cm" svg:viewBox="0 0 0 0" draw:points="0,0">
          <text:p/>
        </draw:polygon>
        <draw:line draw:style-name="gr8" draw:text-style-name="P8" draw:layer="layout" svg:x1="6.598cm" svg:y1="7.823cm" svg:x2="8.294cm" svg:y2="7.823cm">
          <text:p/>
        </draw:line>
        <draw:frame draw:style-name="gr10" draw:text-style-name="P10" draw:layer="layout" svg:width="1.738cm" svg:height="0.883cm" svg:x="8.35cm" svg:y="7.607cm">
          <draw:text-box>
            <text:p text:style-name="P9"><text:span text:style-name="T1">Polyzona</text:span></text:p>
          </draw:text-box>
        </draw:frame>
        <draw:line draw:style-name="gr8" draw:text-style-name="P8" draw:layer="layout" svg:x1="7.453cm" svg:y1="8.43cm" svg:x2="7.453cm" svg:y2="9.164cm">
          <text:p/>
        </draw:line>
        <draw:line draw:style-name="gr9" draw:text-style-name="P8" draw:layer="layout" svg:x1="7.495cm" svg:y1="8.797cm" svg:x2="7.41cm" svg:y2="8.797cm">
          <text:p/>
        </draw:line>
        <draw:line draw:style-name="gr8" draw:text-style-name="P8" draw:layer="layout" svg:x1="6.598cm" svg:y1="8.797cm" svg:x2="7.495cm" svg:y2="8.797cm">
          <text:p/>
        </draw:line>
        <draw:polygon draw:style-name="gr9" draw:text-style-name="P8" draw:layer="layout" svg:width="0cm" svg:height="0cm" svg:x="8.294cm" svg:y="8.472cm" svg:viewBox="0 0 0 0" draw:points="0,0">
          <text:p/>
        </draw:polygon>
        <draw:line draw:style-name="gr8" draw:text-style-name="P8" draw:layer="layout" svg:x1="7.495cm" svg:y1="8.472cm" svg:x2="8.294cm" svg:y2="8.472cm">
          <text:p/>
        </draw:line>
        <draw:frame draw:style-name="gr11" draw:text-style-name="P10" draw:layer="layout" svg:width="1.733cm" svg:height="0.883cm" svg:x="8.35cm" svg:y="8.256cm">
          <draw:text-box>
            <text:p text:style-name="P9"><text:span text:style-name="T1">Abnorma</text:span></text:p>
          </draw:text-box>
        </draw:frame>
        <draw:polygon draw:style-name="gr9" draw:text-style-name="P8" draw:layer="layout" svg:width="0cm" svg:height="0cm" svg:x="8.294cm" svg:y="9.122cm" svg:viewBox="0 0 0 0" draw:points="0,0">
          <text:p/>
        </draw:polygon>
        <draw:line draw:style-name="gr8" draw:text-style-name="P8" draw:layer="layout" svg:x1="7.495cm" svg:y1="9.122cm" svg:x2="8.294cm" svg:y2="9.122cm">
          <text:p/>
        </draw:line>
        <draw:frame draw:style-name="gr12" draw:text-style-name="P10" draw:layer="layout" svg:width="2.216cm" svg:height="0.442cm" svg:x="8.35cm" svg:y="8.906cm">
          <draw:text-box>
            <text:p text:style-name="P9"><text:span text:style-name="T1">Micropholis</text:span></text:p>
          </draw:text-box>
        </draw:frame>
        <draw:polygon draw:style-name="gr9" draw:text-style-name="P8" draw:layer="layout" svg:width="0cm" svg:height="0cm" svg:x="8.294cm" svg:y="9.771cm" svg:viewBox="0 0 0 0" draw:points="0,0">
          <text:p/>
        </draw:polygon>
        <draw:frame draw:style-name="gr13" draw:text-style-name="P10" draw:layer="layout" svg:width="1.691cm" svg:height="0.442cm" svg:x="8.35cm" svg:y="9.555cm">
          <draw:text-box>
            <text:p text:style-name="P9"><text:span text:style-name="T1">Annulata</text:span></text:p>
          </draw:text-box>
        </draw:frame>
        <draw:polygon draw:style-name="gr9" draw:text-style-name="P8" draw:layer="layout" svg:width="0cm" svg:height="0cm" svg:x="8.294cm" svg:y="10.73cm" svg:viewBox="0 0 0 0" draw:points="0,0">
          <text:p/>
        </draw:polygon>
        <draw:polygon draw:style-name="gr14" draw:text-style-name="P8" draw:layer="layout" svg:width="0cm" svg:height="0cm" svg:x="8.294cm" svg:y="10.42cm" svg:viewBox="0 0 0 0" draw:points="0,0">
          <text:p/>
        </draw:polygon>
        <draw:polygon draw:style-name="gr15" draw:text-style-name="P8" draw:layer="layout" svg:width="0cm" svg:height="0cm" svg:x="8.294cm" svg:y="10.42cm" svg:viewBox="0 0 0 0" draw:points="0,0">
          <text:p/>
        </draw:polygon>
        <draw:frame draw:style-name="gr16" draw:text-style-name="P10" draw:layer="layout" svg:width="1.45cm" svg:height="0.442cm" svg:x="8.35cm" svg:y="10.204cm">
          <draw:text-box>
            <text:p text:style-name="P9"><text:span text:style-name="T1">Gentilis</text:span></text:p>
          </draw:text-box>
        </draw:frame>
        <draw:polygon draw:style-name="gr14" draw:text-style-name="P8" draw:layer="layout" svg:width="0cm" svg:height="0cm" svg:x="8.294cm" svg:y="11.041cm" svg:viewBox="0 0 0 0" draw:points="0,0">
          <text:p/>
        </draw:polygon>
        <draw:polygon draw:style-name="gr15" draw:text-style-name="P8" draw:layer="layout" svg:width="0cm" svg:height="0cm" svg:x="8.294cm" svg:y="11.041cm" svg:viewBox="0 0 0 0" draw:points="0,0">
          <text:p/>
        </draw:polygon>
        <draw:polygon draw:style-name="gr9" draw:text-style-name="P8" draw:layer="layout" svg:width="0cm" svg:height="0cm" svg:x="8.294cm" svg:y="11.662cm" svg:viewBox="0 0 0 0" draw:points="0,0">
          <text:p/>
        </draw:polygon>
        <draw:line draw:style-name="gr8" draw:text-style-name="P8" draw:layer="layout" svg:x1="4.996cm" svg:y1="11.667cm" svg:x2="8.294cm" svg:y2="11.662cm">
          <text:p/>
        </draw:line>
        <draw:frame draw:style-name="gr17" draw:text-style-name="P10" draw:layer="layout" svg:width="2.399cm" svg:height="0.883cm" svg:x="8.356cm" svg:y="10.825cm">
          <draw:text-box>
            <text:p text:style-name="P9"><text:span text:style-name="T1">Triangulum</text:span></text:p>
          </draw:text-box>
        </draw:frame>
        <draw:frame draw:style-name="gr18" draw:text-style-name="P10" draw:layer="layout" svg:width="2.089cm" svg:height="0.442cm" svg:x="8.35cm" svg:y="11.446cm">
          <draw:text-box>
            <text:p text:style-name="P9"><text:span text:style-name="T1">Elapsoides</text:span></text:p>
          </draw:text-box>
        </draw:frame>
        <draw:line draw:style-name="gr8" draw:text-style-name="P8" draw:layer="layout" svg:x1="6.556cm" svg:y1="9.699cm" svg:x2="6.556cm" svg:y2="10.757cm">
          <text:p/>
        </draw:line>
        <draw:line draw:style-name="gr8" draw:text-style-name="P8" draw:layer="layout" svg:x1="6.599cm" svg:y1="9.741cm" svg:x2="8.295cm" svg:y2="9.741cm">
          <text:p/>
        </draw:line>
        <draw:line draw:style-name="gr8" draw:text-style-name="P8" draw:layer="layout" svg:x1="7.454cm" svg:y1="10.348cm" svg:x2="7.454cm" svg:y2="11.082cm">
          <text:p/>
        </draw:line>
        <draw:line draw:style-name="gr8" draw:text-style-name="P8" draw:layer="layout" svg:x1="6.599cm" svg:y1="10.715cm" svg:x2="7.496cm" svg:y2="10.715cm">
          <text:p/>
        </draw:line>
        <draw:line draw:style-name="gr8" draw:text-style-name="P8" draw:layer="layout" svg:x1="7.496cm" svg:y1="10.39cm" svg:x2="8.295cm" svg:y2="10.39cm">
          <text:p/>
        </draw:line>
        <draw:line draw:style-name="gr8" draw:text-style-name="P8" draw:layer="layout" svg:x1="7.496cm" svg:y1="11.04cm" svg:x2="8.295cm" svg:y2="11.04cm">
          <text:p/>
        </draw:line>
        <draw:line draw:style-name="gr8" draw:text-style-name="P8" draw:layer="layout" svg:x1="5.774cm" svg:y1="10.312cm" svg:x2="6.556cm" svg:y2="10.312cm">
          <text:p/>
        </draw:line>
        <draw:line draw:style-name="gr8" draw:text-style-name="P8" draw:layer="layout" svg:x1="4.992cm" svg:y1="9.445cm" svg:x2="5.774cm" svg:y2="9.445cm">
          <text:p/>
        </draw:line>
        <draw:polygon draw:style-name="gr19" draw:text-style-name="P11" draw:layer="layout" svg:width="5.382cm" svg:height="1.947cm" svg:x="1.686cm" svg:y="1.462cm" svg:viewBox="0 0 5383 1948" draw:points="0,0 5383,0 5383,1948 0,1948">
          <text:p/>
        </draw:polygon>
        <draw:polygon draw:style-name="gr1" draw:text-style-name="P1" draw:layer="layout" svg:width="5.382cm" svg:height="1.89cm" svg:x="1.686cm" svg:y="3.409cm" svg:viewBox="0 0 5383 1891" draw:points="0,0 5383,0 5383,1891 0,1891">
          <text:p/>
        </draw:polygon>
        <draw:polygon draw:style-name="gr7" draw:text-style-name="P7" draw:layer="layout" svg:width="5.382cm" svg:height="0.649cm" svg:x="1.686cm" svg:y="5.3cm" svg:viewBox="0 0 5383 650" draw:points="0,0 5383,0 5383,650 0,650">
          <text:p/>
        </draw:polygon>
        <draw:line draw:style-name="gr8" draw:text-style-name="P8" draw:layer="layout" svg:x1="0.204cm" svg:y1="3.38cm" svg:x2="0.204cm" svg:y2="5.63cm">
          <text:p/>
        </draw:line>
        <draw:line draw:style-name="gr8" draw:text-style-name="P8" draw:layer="layout" svg:x1="0.982cm" svg:y1="2.453cm" svg:x2="0.982cm" svg:y2="4.298cm">
          <text:p/>
        </draw:line>
        <draw:line draw:style-name="gr8" draw:text-style-name="P8" draw:layer="layout" svg:x1="0.982cm" svg:y1="2.453cm" svg:x2="1.686cm" svg:y2="2.453cm">
          <text:p/>
        </draw:line>
        <draw:polygon draw:style-name="gr9" draw:text-style-name="P8" draw:layer="layout" svg:width="0cm" svg:height="0cm" svg:x="1.772cm" svg:y="1.786cm" svg:viewBox="0 0 0 0" draw:points="0,0">
          <text:p/>
        </draw:polygon>
        <draw:frame draw:style-name="gr20" draw:text-style-name="P12" draw:layer="layout" svg:width="1.965cm" svg:height="0.883cm" svg:x="1.773cm" svg:y="1.57cm">
          <draw:text-box>
            <text:p text:style-name="P9"><text:span text:style-name="T1">Polyzona</text:span></text:p>
          </draw:text-box>
        </draw:frame>
        <draw:polygon draw:style-name="gr9" draw:text-style-name="P8" draw:layer="layout" svg:width="0cm" svg:height="0cm" svg:x="1.772cm" svg:y="2.435cm" svg:viewBox="0 0 0 0" draw:points="0,0">
          <text:p/>
        </draw:polygon>
        <draw:frame draw:style-name="gr11" draw:text-style-name="P10" draw:layer="layout" svg:width="1.733cm" svg:height="0.883cm" svg:x="1.773cm" svg:y="2.219cm">
          <draw:text-box>
            <text:p text:style-name="P9"><text:span text:style-name="T1">Abnorma</text:span></text:p>
          </draw:text-box>
        </draw:frame>
        <draw:polygon draw:style-name="gr9" draw:text-style-name="P8" draw:layer="layout" svg:width="0cm" svg:height="0cm" svg:x="1.772cm" svg:y="3.085cm" svg:viewBox="0 0 0 0" draw:points="0,0">
          <text:p/>
        </draw:polygon>
        <draw:frame draw:style-name="gr12" draw:text-style-name="P12" draw:layer="layout" svg:width="2.216cm" svg:height="0.442cm" svg:x="1.735cm" svg:y="2.869cm">
          <draw:text-box>
            <text:p text:style-name="P9"><text:span text:style-name="T2">Micropholis</text:span></text:p>
          </draw:text-box>
        </draw:frame>
        <draw:polygon draw:style-name="gr9" draw:text-style-name="P8" draw:layer="layout" svg:width="0cm" svg:height="0cm" svg:x="1.772cm" svg:y="3.734cm" svg:viewBox="0 0 0 0" draw:points="0,0">
          <text:p/>
        </draw:polygon>
        <draw:frame draw:style-name="gr13" draw:text-style-name="P12" draw:layer="layout" svg:width="1.691cm" svg:height="0.442cm" svg:x="1.773cm" svg:y="3.518cm">
          <draw:text-box>
            <text:p text:style-name="P9"><text:span text:style-name="T2">Annulata</text:span></text:p>
          </draw:text-box>
        </draw:frame>
        <draw:polygon draw:style-name="gr9" draw:text-style-name="P8" draw:layer="layout" svg:width="0cm" svg:height="0cm" svg:x="1.772cm" svg:y="4.693cm" svg:viewBox="0 0 0 0" draw:points="0,0">
          <text:p/>
        </draw:polygon>
        <draw:polygon draw:style-name="gr14" draw:text-style-name="P8" draw:layer="layout" svg:width="0cm" svg:height="0cm" svg:x="1.772cm" svg:y="4.383cm" svg:viewBox="0 0 0 0" draw:points="0,0">
          <text:p/>
        </draw:polygon>
        <draw:polygon draw:style-name="gr15" draw:text-style-name="P8" draw:layer="layout" svg:width="0cm" svg:height="0cm" svg:x="1.772cm" svg:y="4.383cm" svg:viewBox="0 0 0 0" draw:points="0,0">
          <text:p/>
        </draw:polygon>
        <draw:frame draw:style-name="gr16" draw:text-style-name="P12" draw:layer="layout" svg:width="1.45cm" svg:height="0.442cm" svg:x="1.773cm" svg:y="4.167cm">
          <draw:text-box>
            <text:p text:style-name="P9"><text:span text:style-name="T2">Gentilis</text:span></text:p>
          </draw:text-box>
        </draw:frame>
        <draw:polygon draw:style-name="gr14" draw:text-style-name="P8" draw:layer="layout" svg:width="0cm" svg:height="0cm" svg:x="1.772cm" svg:y="5.004cm" svg:viewBox="0 0 0 0" draw:points="0,0">
          <text:p/>
        </draw:polygon>
        <draw:polygon draw:style-name="gr15" draw:text-style-name="P8" draw:layer="layout" svg:width="0cm" svg:height="0cm" svg:x="1.772cm" svg:y="5.004cm" svg:viewBox="0 0 0 0" draw:points="0,0">
          <text:p/>
        </draw:polygon>
        <draw:polygon draw:style-name="gr9" draw:text-style-name="P8" draw:layer="layout" svg:width="0cm" svg:height="0cm" svg:x="1.772cm" svg:y="5.625cm" svg:viewBox="0 0 0 0" draw:points="0,0">
          <text:p/>
        </draw:polygon>
        <draw:line draw:style-name="gr8" draw:text-style-name="P8" draw:layer="layout" svg:x1="0.204cm" svg:y1="5.627cm" svg:x2="1.734cm" svg:y2="5.625cm">
          <text:p/>
        </draw:line>
        <draw:frame draw:style-name="gr21" draw:text-style-name="P12" draw:layer="layout" svg:width="2.153cm" svg:height="0.883cm" svg:x="1.735cm" svg:y="4.788cm">
          <draw:text-box>
            <text:p text:style-name="P9"><text:span text:style-name="T2">Triangulum</text:span></text:p>
          </draw:text-box>
        </draw:frame>
        <draw:frame draw:style-name="gr18" draw:text-style-name="P12" draw:layer="layout" svg:width="2.089cm" svg:height="0.442cm" svg:x="1.773cm" svg:y="5.409cm">
          <draw:text-box>
            <text:p text:style-name="P9"><text:span text:style-name="T2">Elapsoides</text:span></text:p>
          </draw:text-box>
        </draw:frame>
        <draw:line draw:style-name="gr8" draw:text-style-name="P8" draw:layer="layout" svg:x1="0.982cm" svg:y1="4.275cm" svg:x2="1.735cm" svg:y2="4.275cm">
          <text:p/>
        </draw:line>
        <draw:line draw:style-name="gr8" draw:text-style-name="P8" draw:layer="layout" svg:x1="0.2cm" svg:y1="3.408cm" svg:x2="0.982cm" svg:y2="3.408cm">
          <text:p/>
        </draw:line>
        <draw:polygon draw:style-name="gr2" draw:text-style-name="P2" draw:layer="layout" svg:width="3.293cm" svg:height="0.649cm" svg:x="3.662cm" svg:y="14.818cm" svg:viewBox="0 0 3294 650" draw:points="0,0 3294,0 3294,650 0,650">
          <text:p/>
        </draw:polygon>
        <draw:polygon draw:style-name="gr3" draw:text-style-name="P3" draw:layer="layout" svg:width="2.957cm" svg:height="0.649cm" svg:x="3.998cm" svg:y="15.467cm" svg:viewBox="0 0 2958 650" draw:points="0,0 2958,0 2958,650 0,650">
          <text:p/>
        </draw:polygon>
        <draw:polygon draw:style-name="gr4" draw:text-style-name="P4" draw:layer="layout" svg:width="2.957cm" svg:height="0.649cm" svg:x="3.998cm" svg:y="16.116cm" svg:viewBox="0 0 2958 650" draw:points="0,0 2958,0 2958,650 0,650">
          <text:p/>
        </draw:polygon>
        <draw:polygon draw:style-name="gr22" draw:text-style-name="P13" draw:layer="layout" svg:width="4.195cm" svg:height="1.835cm" svg:x="2.76cm" svg:y="16.765cm" svg:viewBox="0 0 4196 1836" draw:points="0,0 4196,0 4196,1836 0,1836">
          <text:p/>
        </draw:polygon>
        <draw:polygon draw:style-name="gr7" draw:text-style-name="P7" draw:layer="layout" svg:width="6.033cm" svg:height="0.649cm" svg:x="0.922cm" svg:y="18.6cm" svg:viewBox="0 0 6034 650" draw:points="0,0 6034,0 6034,650 0,650">
          <text:p/>
        </draw:polygon>
        <draw:line draw:style-name="gr8" draw:text-style-name="P8" draw:layer="layout" svg:x1="0.922cm" svg:y1="16.62cm" svg:x2="0.922cm" svg:y2="18.966cm">
          <text:p/>
        </draw:line>
        <draw:line draw:style-name="gr8" draw:text-style-name="P8" draw:layer="layout" svg:x1="2.743cm" svg:y1="15.587cm" svg:x2="2.743cm" svg:y2="17.739cm">
          <text:p/>
        </draw:line>
        <draw:line draw:style-name="gr8" draw:text-style-name="P8" draw:layer="layout" svg:x1="0.939cm" svg:y1="16.663cm" svg:x2="2.76cm" svg:y2="16.663cm">
          <text:p/>
        </draw:line>
        <draw:line draw:style-name="gr8" draw:text-style-name="P8" draw:layer="layout" svg:x1="3.632cm" svg:y1="15.1cm" svg:x2="3.632cm" svg:y2="16.158cm">
          <text:p/>
        </draw:line>
        <draw:line draw:style-name="gr8" draw:text-style-name="P8" draw:layer="layout" svg:x1="2.76cm" svg:y1="15.629cm" svg:x2="3.649cm" svg:y2="15.629cm">
          <text:p/>
        </draw:line>
        <draw:polygon draw:style-name="gr9" draw:text-style-name="P8" draw:layer="layout" svg:width="0cm" svg:height="0cm" svg:x="4.374cm" svg:y="15.142cm" svg:viewBox="0 0 0 0" draw:points="0,0">
          <text:p/>
        </draw:polygon>
        <draw:line draw:style-name="gr8" draw:text-style-name="P8" draw:layer="layout" svg:x1="3.649cm" svg:y1="15.142cm" svg:x2="4.302cm" svg:y2="15.142cm">
          <text:p/>
        </draw:line>
        <draw:frame draw:style-name="gr23" draw:text-style-name="P10" draw:layer="layout" svg:width="1.738cm" svg:height="0.442cm" svg:x="4.375cm" svg:y="14.926cm">
          <draw:text-box>
            <text:p text:style-name="P9"><text:span text:style-name="T1">Polyzona</text:span></text:p>
          </draw:text-box>
        </draw:frame>
        <draw:line draw:style-name="gr8" draw:text-style-name="P8" draw:layer="layout" svg:x1="3.977cm" svg:y1="15.749cm" svg:x2="3.977cm" svg:y2="16.483cm">
          <text:p/>
        </draw:line>
        <draw:line draw:style-name="gr8" draw:text-style-name="P8" draw:layer="layout" svg:x1="3.649cm" svg:y1="16.116cm" svg:x2="3.997cm" svg:y2="16.116cm">
          <text:p/>
        </draw:line>
        <draw:polygon draw:style-name="gr9" draw:text-style-name="P8" draw:layer="layout" svg:width="0cm" svg:height="0cm" svg:x="4.374cm" svg:y="15.791cm" svg:viewBox="0 0 0 0" draw:points="0,0">
          <text:p/>
        </draw:polygon>
        <draw:line draw:style-name="gr8" draw:text-style-name="P8" draw:layer="layout" svg:x1="3.998cm" svg:y1="15.791cm" svg:x2="4.302cm" svg:y2="15.791cm">
          <text:p/>
        </draw:line>
        <draw:frame draw:style-name="gr24" draw:text-style-name="P10" draw:layer="layout" svg:width="1.733cm" svg:height="0.442cm" svg:x="4.375cm" svg:y="15.575cm">
          <draw:text-box>
            <text:p text:style-name="P9"><text:span text:style-name="T1">Abnorma</text:span></text:p>
          </draw:text-box>
        </draw:frame>
        <draw:polygon draw:style-name="gr9" draw:text-style-name="P8" draw:layer="layout" svg:width="0cm" svg:height="0cm" svg:x="4.374cm" svg:y="16.441cm" svg:viewBox="0 0 0 0" draw:points="0,0">
          <text:p/>
        </draw:polygon>
        <draw:line draw:style-name="gr8" draw:text-style-name="P8" draw:layer="layout" svg:x1="3.998cm" svg:y1="16.441cm" svg:x2="4.302cm" svg:y2="16.441cm">
          <text:p/>
        </draw:line>
        <draw:frame draw:style-name="gr12" draw:text-style-name="P10" draw:layer="layout" svg:width="2.216cm" svg:height="0.442cm" svg:x="4.375cm" svg:y="16.225cm">
          <draw:text-box>
            <text:p text:style-name="P9"><text:span text:style-name="T1">Micropholis</text:span></text:p>
          </draw:text-box>
        </draw:frame>
        <draw:polygon draw:style-name="gr25" draw:text-style-name="P13" draw:layer="layout" svg:width="0.003cm" svg:height="1.241cm" svg:x="4.373cm" svg:y="17.076cm" svg:viewBox="0 0 4 1242" draw:points="4,0 4,1242 0,1242 0,0">
          <text:p/>
        </draw:polygon>
        <draw:polygon draw:style-name="gr9" draw:text-style-name="P8" draw:layer="layout" svg:width="0cm" svg:height="0cm" svg:x="4.374cm" svg:y="17.696cm" svg:viewBox="0 0 0 0" draw:points="0,0">
          <text:p/>
        </draw:polygon>
        <draw:line draw:style-name="gr8" draw:text-style-name="P8" draw:layer="layout" svg:x1="2.76cm" svg:y1="17.696cm" svg:x2="4.302cm" svg:y2="17.696cm">
          <text:p/>
        </draw:line>
        <draw:polygon draw:style-name="gr26" draw:text-style-name="P8" draw:layer="layout" svg:width="0cm" svg:height="0cm" svg:x="4.374cm" svg:y="17.09cm" svg:viewBox="0 0 0 0" draw:points="0,0">
          <text:p/>
        </draw:polygon>
        <draw:polygon draw:style-name="gr15" draw:text-style-name="P8" draw:layer="layout" svg:width="0cm" svg:height="0cm" svg:x="4.374cm" svg:y="17.09cm" svg:viewBox="0 0 0 0" draw:points="0,0">
          <text:p/>
        </draw:polygon>
        <draw:frame draw:style-name="gr13" draw:text-style-name="P10" draw:layer="layout" svg:width="1.691cm" svg:height="0.442cm" svg:x="4.375cm" svg:y="16.874cm">
          <draw:text-box>
            <text:p text:style-name="P9"><text:span text:style-name="T1">Annulata</text:span></text:p>
          </draw:text-box>
        </draw:frame>
        <draw:polygon draw:style-name="gr26" draw:text-style-name="P8" draw:layer="layout" svg:width="0cm" svg:height="0cm" svg:x="4.374cm" svg:y="17.711cm" svg:viewBox="0 0 0 0" draw:points="0,0">
          <text:p/>
        </draw:polygon>
        <draw:polygon draw:style-name="gr15" draw:text-style-name="P8" draw:layer="layout" svg:width="0cm" svg:height="0cm" svg:x="4.374cm" svg:y="17.711cm" svg:viewBox="0 0 0 0" draw:points="0,0">
          <text:p/>
        </draw:polygon>
        <draw:polygon draw:style-name="gr26" draw:text-style-name="P8" draw:layer="layout" svg:width="0cm" svg:height="0cm" svg:x="4.374cm" svg:y="18.303cm" svg:viewBox="0 0 0 0" draw:points="0,0">
          <text:p/>
        </draw:polygon>
        <draw:polygon draw:style-name="gr15" draw:text-style-name="P8" draw:layer="layout" svg:width="0cm" svg:height="0cm" svg:x="4.374cm" svg:y="18.303cm" svg:viewBox="0 0 0 0" draw:points="0,0">
          <text:p/>
        </draw:polygon>
        <draw:frame draw:style-name="gr16" draw:text-style-name="P10" draw:layer="layout" svg:width="1.45cm" svg:height="0.442cm" svg:x="4.375cm" svg:y="17.495cm">
          <draw:text-box>
            <text:p text:style-name="P9"><text:span text:style-name="T1">Gentilis</text:span></text:p>
          </draw:text-box>
        </draw:frame>
        <draw:polygon draw:style-name="gr9" draw:text-style-name="P8" draw:layer="layout" svg:width="0cm" svg:height="0cm" svg:x="4.374cm" svg:y="18.924cm" svg:viewBox="0 0 0 0" draw:points="0,0">
          <text:p/>
        </draw:polygon>
        <draw:line draw:style-name="gr8" draw:text-style-name="P8" draw:layer="layout" svg:x1="0.939cm" svg:y1="18.924cm" svg:x2="4.302cm" svg:y2="18.924cm">
          <text:p/>
        </draw:line>
        <draw:frame draw:style-name="gr27" draw:text-style-name="P10" draw:layer="layout" svg:width="2.153cm" svg:height="0.442cm" svg:x="4.375cm" svg:y="18.087cm">
          <draw:text-box>
            <text:p text:style-name="P9"><text:span text:style-name="T1">Triangulum</text:span></text:p>
          </draw:text-box>
        </draw:frame>
        <draw:frame draw:style-name="gr28" draw:text-style-name="P10" draw:layer="layout" svg:width="2.49cm" svg:height="0.442cm" svg:x="4.375cm" svg:y="18.708cm">
          <draw:text-box>
            <text:p text:style-name="P9"><text:span text:style-name="T1">Elapsoides</text:span></text:p>
          </draw:text-box>
        </draw:frame>
        <draw:polygon draw:style-name="gr9" draw:text-style-name="P8" draw:layer="layout" svg:width="0cm" svg:height="0cm" svg:x="4.574cm" svg:y="10.315cm" svg:viewBox="0 0 0 0" draw:points="0,0">
          <text:p/>
        </draw:polygon>
        <draw:polygon draw:style-name="gr8" draw:text-style-name="P8" draw:layer="layout" svg:width="0cm" svg:height="0cm" svg:x="4.574cm" svg:y="10.315cm" svg:viewBox="0 0 0 0" draw:points="0,0">
          <text:p/>
        </draw:polygon>
        <draw:frame draw:style-name="gr29" draw:text-style-name="P14" draw:layer="layout" svg:width="2.178cm" svg:height="0.442cm" svg:x="4.45cm" svg:y="2.2cm">
          <draw:text-box>
            <text:p text:style-name="P9"><text:span text:style-name="T3">L. polyzona</text:span></text:p>
          </draw:text-box>
        </draw:frame>
        <draw:frame draw:style-name="gr30" draw:text-style-name="P14" draw:layer="layout" svg:width="2.504cm" svg:height="0.442cm" svg:x="4.45cm" svg:y="4.2cm">
          <draw:text-box>
            <text:p text:style-name="P9"><text:span text:style-name="T3">L. triangulum</text:span></text:p>
          </draw:text-box>
        </draw:frame>
        <draw:frame draw:style-name="gr31" draw:text-style-name="P14" draw:layer="layout" svg:width="2.508cm" svg:height="0.442cm" svg:x="4.408cm" svg:y="5.403cm">
          <draw:text-box>
            <text:p text:style-name="P9"><text:span text:style-name="T3">L. elapsoides</text:span></text:p>
          </draw:text-box>
        </draw:frame>
        <draw:frame draw:style-name="gr32" draw:text-style-name="P15" draw:layer="layout" svg:width="6.75cm" svg:height="0.75cm" svg:x="4.69cm" svg:y="6.5cm">
          <draw:text-box>
            <text:p><text:span text:style-name="T4">Starting delimitation</text:span></text:p>
          </draw:text-box>
        </draw:frame>
        <draw:custom-shape draw:style-name="gr33" draw:text-style-name="P16" draw:layer="layout" svg:width="1.211cm" svg:height="1.131cm" draw:transform="rotate (-2.2469368790175) translate (4.983cm 12.708cm)">
          <text:p/>
          <draw:enhanced-geometry svg:viewBox="0 0 21600 21600" draw:mirror-horizontal="false" draw:mirror-vertical="false" draw:text-areas="0 0 21600 21600" draw:type="chevron" draw:modifiers="14471.28712871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16" draw:layer="layout" svg:width="1.211cm" svg:height="1.131cm" draw:transform="rotate (-2.2469368790175) translate (12.123cm 12.707cm)">
          <text:p/>
          <draw:enhanced-geometry svg:viewBox="0 0 21600 21600" draw:mirror-horizontal="true" draw:mirror-vertical="false" draw:text-areas="0 0 21600 21600" draw:type="chevron" draw:modifiers="14471.28712871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4" draw:text-style-name="P15" draw:layer="layout" svg:width="4.161cm" svg:height="1.749cm" svg:x="1.984cm" svg:y="13.75cm">
          <draw:text-box>
            <text:p><text:span text:style-name="T4">Merge Result</text:span></text:p>
          </draw:text-box>
        </draw:frame>
        <draw:polygon draw:style-name="gr9" draw:text-style-name="P8" draw:layer="layout" svg:width="0cm" svg:height="0cm" svg:x="11.916cm" svg:y="17.559cm" svg:viewBox="0 0 0 0" draw:points="0,0">
          <text:p/>
        </draw:polygon>
        <draw:polygon draw:style-name="gr8" draw:text-style-name="P8" draw:layer="layout" svg:width="0cm" svg:height="0cm" svg:x="11.916cm" svg:y="17.559cm" svg:viewBox="0 0 0 0" draw:points="0,0">
          <text:p/>
        </draw:polygon>
        <draw:frame draw:style-name="gr10" draw:text-style-name="P10" draw:layer="layout" svg:width="1.738cm" svg:height="0.883cm" svg:x="9.503cm" svg:y="14.863cm">
          <draw:text-box>
            <text:p text:style-name="P9"><text:span text:style-name="T1">Polyzona</text:span></text:p>
          </draw:text-box>
        </draw:frame>
        <draw:frame draw:style-name="gr11" draw:text-style-name="P10" draw:layer="layout" svg:width="1.733cm" svg:height="0.883cm" svg:x="9.503cm" svg:y="15.512cm">
          <draw:text-box>
            <text:p text:style-name="P9"><text:span text:style-name="T1">Abnorma</text:span></text:p>
          </draw:text-box>
        </draw:frame>
        <draw:frame draw:style-name="gr12" draw:text-style-name="P10" draw:layer="layout" svg:width="2.216cm" svg:height="0.442cm" svg:x="9.503cm" svg:y="16.162cm">
          <draw:text-box>
            <text:p text:style-name="P9"><text:span text:style-name="T1">Micropholis</text:span></text:p>
          </draw:text-box>
        </draw:frame>
        <draw:frame draw:style-name="gr13" draw:text-style-name="P10" draw:layer="layout" svg:width="1.691cm" svg:height="0.442cm" svg:x="9.503cm" svg:y="16.811cm">
          <draw:text-box>
            <text:p text:style-name="P9"><text:span text:style-name="T1">Annulata</text:span></text:p>
          </draw:text-box>
        </draw:frame>
        <draw:polygon draw:style-name="gr9" draw:text-style-name="P8" draw:layer="layout" svg:width="0cm" svg:height="0cm" svg:x="9.502cm" svg:y="17.986cm" svg:viewBox="0 0 0 0" draw:points="0,0">
          <text:p/>
        </draw:polygon>
        <draw:polygon draw:style-name="gr14" draw:text-style-name="P8" draw:layer="layout" svg:width="0cm" svg:height="0cm" svg:x="9.502cm" svg:y="17.676cm" svg:viewBox="0 0 0 0" draw:points="0,0">
          <text:p/>
        </draw:polygon>
        <draw:polygon draw:style-name="gr15" draw:text-style-name="P8" draw:layer="layout" svg:width="0cm" svg:height="0cm" svg:x="9.502cm" svg:y="17.676cm" svg:viewBox="0 0 0 0" draw:points="0,0">
          <text:p/>
        </draw:polygon>
        <draw:frame draw:style-name="gr16" draw:text-style-name="P10" draw:layer="layout" svg:width="1.45cm" svg:height="0.442cm" svg:x="9.503cm" svg:y="17.46cm">
          <draw:text-box>
            <text:p text:style-name="P9"><text:span text:style-name="T1">Gentilis</text:span></text:p>
          </draw:text-box>
        </draw:frame>
        <draw:polygon draw:style-name="gr14" draw:text-style-name="P8" draw:layer="layout" svg:width="0cm" svg:height="0cm" svg:x="9.502cm" svg:y="18.297cm" svg:viewBox="0 0 0 0" draw:points="0,0">
          <text:p/>
        </draw:polygon>
        <draw:polygon draw:style-name="gr15" draw:text-style-name="P8" draw:layer="layout" svg:width="0cm" svg:height="0cm" svg:x="9.502cm" svg:y="18.297cm" svg:viewBox="0 0 0 0" draw:points="0,0">
          <text:p/>
        </draw:polygon>
        <draw:polygon draw:style-name="gr9" draw:text-style-name="P8" draw:layer="layout" svg:width="0cm" svg:height="0cm" svg:x="9.502cm" svg:y="18.918cm" svg:viewBox="0 0 0 0" draw:points="0,0">
          <text:p/>
        </draw:polygon>
        <draw:frame draw:style-name="gr21" draw:text-style-name="P10" draw:layer="layout" svg:width="2.153cm" svg:height="0.883cm" svg:x="9.503cm" svg:y="18.081cm">
          <draw:text-box>
            <text:p text:style-name="P9"><text:span text:style-name="T1">Triangulum</text:span></text:p>
          </draw:text-box>
        </draw:frame>
        <draw:frame draw:style-name="gr18" draw:text-style-name="P10" draw:layer="layout" svg:width="2.089cm" svg:height="0.442cm" svg:x="9.503cm" svg:y="18.702cm">
          <draw:text-box>
            <text:p text:style-name="P9"><text:span text:style-name="T1">Elapsoides</text:span></text:p>
          </draw:text-box>
        </draw:frame>
        <draw:line draw:style-name="gr8" draw:text-style-name="P8" draw:layer="layout" svg:x1="8.713cm" svg:y1="16.99cm" svg:x2="9.454cm" svg:y2="16.99cm">
          <text:p/>
        </draw:line>
        <draw:frame draw:style-name="gr30" draw:text-style-name="P14" draw:layer="layout" svg:width="2.504cm" svg:height="0.442cm" svg:x="12.166cm" svg:y="16.743cm">
          <draw:text-box>
            <text:p text:style-name="P9"><text:span text:style-name="T3">L. triangulum</text:span></text:p>
          </draw:text-box>
        </draw:frame>
        <draw:polygon draw:style-name="gr9" draw:text-style-name="P8" draw:layer="layout" svg:width="0cm" svg:height="0cm" svg:x="11.903cm" svg:y="17.566cm" svg:viewBox="0 0 0 0" draw:points="0,0">
          <text:p/>
        </draw:polygon>
        <draw:polygon draw:style-name="gr8" draw:text-style-name="P8" draw:layer="layout" svg:width="0cm" svg:height="0cm" svg:x="11.903cm" svg:y="17.566cm" svg:viewBox="0 0 0 0" draw:points="0,0">
          <text:p/>
        </draw:polygon>
        <draw:polygon draw:style-name="gr1" draw:text-style-name="P1" draw:layer="layout" svg:width="5.474cm" svg:height="4.499cm" svg:x="9.441cm" svg:y="14.75cm" svg:viewBox="0 0 5475 4500" draw:points="0,0 5475,0 5475,4500 0,4500">
          <text:p/>
        </draw:polygon>
        <draw:frame draw:style-name="gr10" draw:text-style-name="P10" draw:layer="layout" svg:width="1.738cm" svg:height="0.883cm" svg:x="9.49cm" svg:y="14.87cm">
          <draw:text-box>
            <text:p text:style-name="P9"><text:span text:style-name="T1">Polyzona</text:span></text:p>
          </draw:text-box>
        </draw:frame>
        <draw:frame draw:style-name="gr11" draw:text-style-name="P10" draw:layer="layout" svg:width="1.733cm" svg:height="0.883cm" svg:x="9.49cm" svg:y="15.519cm">
          <draw:text-box>
            <text:p text:style-name="P9"><text:span text:style-name="T1">Abnorma</text:span></text:p>
          </draw:text-box>
        </draw:frame>
        <draw:frame draw:style-name="gr12" draw:text-style-name="P10" draw:layer="layout" svg:width="2.216cm" svg:height="0.442cm" svg:x="9.49cm" svg:y="16.169cm">
          <draw:text-box>
            <text:p text:style-name="P9"><text:span text:style-name="T1">Micropholis</text:span></text:p>
          </draw:text-box>
        </draw:frame>
        <draw:frame draw:style-name="gr13" draw:text-style-name="P10" draw:layer="layout" svg:width="1.691cm" svg:height="0.442cm" svg:x="9.49cm" svg:y="16.818cm">
          <draw:text-box>
            <text:p text:style-name="P9"><text:span text:style-name="T1">Annulata</text:span></text:p>
          </draw:text-box>
        </draw:frame>
        <draw:polygon draw:style-name="gr9" draw:text-style-name="P8" draw:layer="layout" svg:width="0cm" svg:height="0cm" svg:x="9.489cm" svg:y="17.993cm" svg:viewBox="0 0 0 0" draw:points="0,0">
          <text:p/>
        </draw:polygon>
        <draw:polygon draw:style-name="gr14" draw:text-style-name="P8" draw:layer="layout" svg:width="0cm" svg:height="0cm" svg:x="9.489cm" svg:y="17.683cm" svg:viewBox="0 0 0 0" draw:points="0,0">
          <text:p/>
        </draw:polygon>
        <draw:polygon draw:style-name="gr15" draw:text-style-name="P8" draw:layer="layout" svg:width="0cm" svg:height="0cm" svg:x="9.489cm" svg:y="17.683cm" svg:viewBox="0 0 0 0" draw:points="0,0">
          <text:p/>
        </draw:polygon>
        <draw:frame draw:style-name="gr16" draw:text-style-name="P10" draw:layer="layout" svg:width="1.45cm" svg:height="0.442cm" svg:x="9.49cm" svg:y="17.467cm">
          <draw:text-box>
            <text:p text:style-name="P9"><text:span text:style-name="T1">Gentilis</text:span></text:p>
          </draw:text-box>
        </draw:frame>
        <draw:polygon draw:style-name="gr14" draw:text-style-name="P8" draw:layer="layout" svg:width="0cm" svg:height="0cm" svg:x="9.489cm" svg:y="18.304cm" svg:viewBox="0 0 0 0" draw:points="0,0">
          <text:p/>
        </draw:polygon>
        <draw:polygon draw:style-name="gr15" draw:text-style-name="P8" draw:layer="layout" svg:width="0cm" svg:height="0cm" svg:x="9.489cm" svg:y="18.304cm" svg:viewBox="0 0 0 0" draw:points="0,0">
          <text:p/>
        </draw:polygon>
        <draw:polygon draw:style-name="gr9" draw:text-style-name="P8" draw:layer="layout" svg:width="0cm" svg:height="0cm" svg:x="9.489cm" svg:y="18.925cm" svg:viewBox="0 0 0 0" draw:points="0,0">
          <text:p/>
        </draw:polygon>
        <draw:frame draw:style-name="gr21" draw:text-style-name="P10" draw:layer="layout" svg:width="2.153cm" svg:height="0.883cm" svg:x="9.49cm" svg:y="18.088cm">
          <draw:text-box>
            <text:p text:style-name="P9"><text:span text:style-name="T1">Triangulum</text:span></text:p>
          </draw:text-box>
        </draw:frame>
        <draw:frame draw:style-name="gr18" draw:text-style-name="P10" draw:layer="layout" svg:width="2.089cm" svg:height="0.442cm" svg:x="9.49cm" svg:y="18.709cm">
          <draw:text-box>
            <text:p text:style-name="P9"><text:span text:style-name="T1">Elapsoides</text:span></text:p>
          </draw:text-box>
        </draw:frame>
        <draw:line draw:style-name="gr8" draw:text-style-name="P8" draw:layer="layout" svg:x1="8.7cm" svg:y1="16.997cm" svg:x2="9.441cm" svg:y2="16.997cm">
          <text:p/>
        </draw:line>
        <draw:frame draw:style-name="gr30" draw:text-style-name="P14" draw:layer="layout" svg:width="2.504cm" svg:height="0.442cm" svg:x="12.153cm" svg:y="16.75cm">
          <draw:text-box>
            <text:p text:style-name="P9"><text:span text:style-name="T3">L. triangulum</text:span></text:p>
          </draw:text-box>
        </draw:frame>
        <draw:frame draw:style-name="gr34" draw:text-style-name="P15" draw:layer="layout" svg:width="4.161cm" svg:height="1.749cm" svg:x="9.95cm" svg:y="13.751cm">
          <draw:text-box>
            <text:p><text:span text:style-name="T4">Split Result</text:span></text:p>
          </draw:text-box>
        </draw:frame>
        <draw:polygon draw:style-name="gr9" draw:text-style-name="P8" draw:layer="layout" svg:width="0cm" svg:height="0cm" svg:x="11.916cm" svg:y="4.259cm" svg:viewBox="0 0 0 0" draw:points="0,0">
          <text:p/>
        </draw:polygon>
        <draw:polygon draw:style-name="gr8" draw:text-style-name="P8" draw:layer="layout" svg:width="0cm" svg:height="0cm" svg:x="11.916cm" svg:y="4.259cm" svg:viewBox="0 0 0 0" draw:points="0,0">
          <text:p/>
        </draw:polygon>
        <draw:frame draw:style-name="gr10" draw:text-style-name="P10" draw:layer="layout" svg:width="1.738cm" svg:height="0.883cm" svg:x="9.503cm" svg:y="1.563cm">
          <draw:text-box>
            <text:p text:style-name="P9"><text:span text:style-name="T1">Polyzona</text:span></text:p>
          </draw:text-box>
        </draw:frame>
        <draw:frame draw:style-name="gr11" draw:text-style-name="P10" draw:layer="layout" svg:width="1.733cm" svg:height="0.883cm" svg:x="9.503cm" svg:y="2.212cm">
          <draw:text-box>
            <text:p text:style-name="P9"><text:span text:style-name="T1">Abnorma</text:span></text:p>
          </draw:text-box>
        </draw:frame>
        <draw:frame draw:style-name="gr12" draw:text-style-name="P10" draw:layer="layout" svg:width="2.216cm" svg:height="0.442cm" svg:x="9.503cm" svg:y="2.862cm">
          <draw:text-box>
            <text:p text:style-name="P9"><text:span text:style-name="T1">Micropholis</text:span></text:p>
          </draw:text-box>
        </draw:frame>
        <draw:frame draw:style-name="gr13" draw:text-style-name="P10" draw:layer="layout" svg:width="1.691cm" svg:height="0.442cm" svg:x="9.503cm" svg:y="3.511cm">
          <draw:text-box>
            <text:p text:style-name="P9"><text:span text:style-name="T1">Annulata</text:span></text:p>
          </draw:text-box>
        </draw:frame>
        <draw:polygon draw:style-name="gr9" draw:text-style-name="P8" draw:layer="layout" svg:width="0cm" svg:height="0cm" svg:x="9.502cm" svg:y="4.686cm" svg:viewBox="0 0 0 0" draw:points="0,0">
          <text:p/>
        </draw:polygon>
        <draw:polygon draw:style-name="gr14" draw:text-style-name="P8" draw:layer="layout" svg:width="0cm" svg:height="0cm" svg:x="9.502cm" svg:y="4.376cm" svg:viewBox="0 0 0 0" draw:points="0,0">
          <text:p/>
        </draw:polygon>
        <draw:polygon draw:style-name="gr15" draw:text-style-name="P8" draw:layer="layout" svg:width="0cm" svg:height="0cm" svg:x="9.502cm" svg:y="4.376cm" svg:viewBox="0 0 0 0" draw:points="0,0">
          <text:p/>
        </draw:polygon>
        <draw:frame draw:style-name="gr16" draw:text-style-name="P10" draw:layer="layout" svg:width="1.45cm" svg:height="0.442cm" svg:x="9.503cm" svg:y="4.16cm">
          <draw:text-box>
            <text:p text:style-name="P9"><text:span text:style-name="T1">Gentilis</text:span></text:p>
          </draw:text-box>
        </draw:frame>
        <draw:polygon draw:style-name="gr14" draw:text-style-name="P8" draw:layer="layout" svg:width="0cm" svg:height="0cm" svg:x="9.502cm" svg:y="4.997cm" svg:viewBox="0 0 0 0" draw:points="0,0">
          <text:p/>
        </draw:polygon>
        <draw:polygon draw:style-name="gr15" draw:text-style-name="P8" draw:layer="layout" svg:width="0cm" svg:height="0cm" svg:x="9.502cm" svg:y="4.997cm" svg:viewBox="0 0 0 0" draw:points="0,0">
          <text:p/>
        </draw:polygon>
        <draw:polygon draw:style-name="gr9" draw:text-style-name="P8" draw:layer="layout" svg:width="0cm" svg:height="0cm" svg:x="9.502cm" svg:y="5.618cm" svg:viewBox="0 0 0 0" draw:points="0,0">
          <text:p/>
        </draw:polygon>
        <draw:frame draw:style-name="gr21" draw:text-style-name="P10" draw:layer="layout" svg:width="2.153cm" svg:height="0.883cm" svg:x="9.503cm" svg:y="4.781cm">
          <draw:text-box>
            <text:p text:style-name="P9"><text:span text:style-name="T1">Triangulum</text:span></text:p>
          </draw:text-box>
        </draw:frame>
        <draw:frame draw:style-name="gr18" draw:text-style-name="P10" draw:layer="layout" svg:width="2.089cm" svg:height="0.442cm" svg:x="9.503cm" svg:y="5.402cm">
          <draw:text-box>
            <text:p text:style-name="P9"><text:span text:style-name="T1">Elapsoides</text:span></text:p>
          </draw:text-box>
        </draw:frame>
        <draw:line draw:style-name="gr8" draw:text-style-name="P8" draw:layer="layout" svg:x1="8.713cm" svg:y1="3.69cm" svg:x2="9.454cm" svg:y2="3.69cm">
          <text:p/>
        </draw:line>
        <draw:frame draw:style-name="gr30" draw:text-style-name="P14" draw:layer="layout" svg:width="2.504cm" svg:height="0.442cm" svg:x="12.166cm" svg:y="3.443cm">
          <draw:text-box>
            <text:p text:style-name="P9"><text:span text:style-name="T3">L. triangulum</text:span></text:p>
          </draw:text-box>
        </draw:frame>
        <draw:polygon draw:style-name="gr9" draw:text-style-name="P8" draw:layer="layout" svg:width="0cm" svg:height="0cm" svg:x="11.903cm" svg:y="4.266cm" svg:viewBox="0 0 0 0" draw:points="0,0">
          <text:p/>
        </draw:polygon>
        <draw:polygon draw:style-name="gr8" draw:text-style-name="P8" draw:layer="layout" svg:width="0cm" svg:height="0cm" svg:x="11.903cm" svg:y="4.266cm" svg:viewBox="0 0 0 0" draw:points="0,0">
          <text:p/>
        </draw:polygon>
        <draw:polygon draw:style-name="gr1" draw:text-style-name="P1" draw:layer="layout" svg:width="5.474cm" svg:height="4.499cm" svg:x="9.441cm" svg:y="1.45cm" svg:viewBox="0 0 5475 4500" draw:points="0,0 5475,0 5475,4500 0,4500">
          <text:p/>
        </draw:polygon>
        <draw:frame draw:style-name="gr10" draw:text-style-name="P10" draw:layer="layout" svg:width="1.738cm" svg:height="0.883cm" svg:x="9.49cm" svg:y="1.57cm">
          <draw:text-box>
            <text:p text:style-name="P9"><text:span text:style-name="T1">Polyzona</text:span></text:p>
          </draw:text-box>
        </draw:frame>
        <draw:frame draw:style-name="gr11" draw:text-style-name="P10" draw:layer="layout" svg:width="1.733cm" svg:height="0.883cm" svg:x="9.49cm" svg:y="2.219cm">
          <draw:text-box>
            <text:p text:style-name="P9"><text:span text:style-name="T1">Abnorma</text:span></text:p>
          </draw:text-box>
        </draw:frame>
        <draw:frame draw:style-name="gr12" draw:text-style-name="P10" draw:layer="layout" svg:width="2.216cm" svg:height="0.442cm" svg:x="9.49cm" svg:y="2.869cm">
          <draw:text-box>
            <text:p text:style-name="P9"><text:span text:style-name="T1">Micropholis</text:span></text:p>
          </draw:text-box>
        </draw:frame>
        <draw:frame draw:style-name="gr13" draw:text-style-name="P10" draw:layer="layout" svg:width="1.691cm" svg:height="0.442cm" svg:x="9.49cm" svg:y="3.518cm">
          <draw:text-box>
            <text:p text:style-name="P9"><text:span text:style-name="T1">Annulata</text:span></text:p>
          </draw:text-box>
        </draw:frame>
        <draw:polygon draw:style-name="gr9" draw:text-style-name="P8" draw:layer="layout" svg:width="0cm" svg:height="0cm" svg:x="9.489cm" svg:y="4.693cm" svg:viewBox="0 0 0 0" draw:points="0,0">
          <text:p/>
        </draw:polygon>
        <draw:polygon draw:style-name="gr14" draw:text-style-name="P8" draw:layer="layout" svg:width="0cm" svg:height="0cm" svg:x="9.489cm" svg:y="4.383cm" svg:viewBox="0 0 0 0" draw:points="0,0">
          <text:p/>
        </draw:polygon>
        <draw:polygon draw:style-name="gr15" draw:text-style-name="P8" draw:layer="layout" svg:width="0cm" svg:height="0cm" svg:x="9.489cm" svg:y="4.383cm" svg:viewBox="0 0 0 0" draw:points="0,0">
          <text:p/>
        </draw:polygon>
        <draw:frame draw:style-name="gr16" draw:text-style-name="P10" draw:layer="layout" svg:width="1.45cm" svg:height="0.442cm" svg:x="9.49cm" svg:y="4.167cm">
          <draw:text-box>
            <text:p text:style-name="P9"><text:span text:style-name="T1">Gentilis</text:span></text:p>
          </draw:text-box>
        </draw:frame>
        <draw:polygon draw:style-name="gr14" draw:text-style-name="P8" draw:layer="layout" svg:width="0cm" svg:height="0cm" svg:x="9.489cm" svg:y="5.004cm" svg:viewBox="0 0 0 0" draw:points="0,0">
          <text:p/>
        </draw:polygon>
        <draw:polygon draw:style-name="gr15" draw:text-style-name="P8" draw:layer="layout" svg:width="0cm" svg:height="0cm" svg:x="9.489cm" svg:y="5.004cm" svg:viewBox="0 0 0 0" draw:points="0,0">
          <text:p/>
        </draw:polygon>
        <draw:polygon draw:style-name="gr9" draw:text-style-name="P8" draw:layer="layout" svg:width="0cm" svg:height="0cm" svg:x="9.489cm" svg:y="5.625cm" svg:viewBox="0 0 0 0" draw:points="0,0">
          <text:p/>
        </draw:polygon>
        <draw:frame draw:style-name="gr21" draw:text-style-name="P10" draw:layer="layout" svg:width="2.153cm" svg:height="0.883cm" svg:x="9.49cm" svg:y="4.788cm">
          <draw:text-box>
            <text:p text:style-name="P9"><text:span text:style-name="T1">Triangulum</text:span></text:p>
          </draw:text-box>
        </draw:frame>
        <draw:frame draw:style-name="gr18" draw:text-style-name="P10" draw:layer="layout" svg:width="2.089cm" svg:height="0.442cm" svg:x="9.49cm" svg:y="5.409cm">
          <draw:text-box>
            <text:p text:style-name="P9"><text:span text:style-name="T1">Elapsoides</text:span></text:p>
          </draw:text-box>
        </draw:frame>
        <draw:line draw:style-name="gr8" draw:text-style-name="P8" draw:layer="layout" svg:x1="8.7cm" svg:y1="3.697cm" svg:x2="9.441cm" svg:y2="3.697cm">
          <text:p/>
        </draw:line>
        <draw:frame draw:style-name="gr30" draw:text-style-name="P14" draw:layer="layout" svg:width="2.504cm" svg:height="0.442cm" svg:x="12.153cm" svg:y="3.45cm">
          <draw:text-box>
            <text:p text:style-name="P9"><text:span text:style-name="T3">L. triangulum</text:span></text:p>
          </draw:text-box>
        </draw:frame>
        <draw:frame draw:style-name="gr34" draw:text-style-name="P15" draw:layer="layout" svg:width="4.161cm" svg:height="1.749cm" svg:x="9.95cm" svg:y="0.451cm">
          <draw:text-box>
            <text:p><text:span text:style-name="T4"><text:s/></text:span><text:span text:style-name="T4">Hypothesis 1</text:span></text:p>
          </draw:text-box>
        </draw:frame>
        <draw:frame draw:style-name="gr34" draw:text-style-name="P15" draw:layer="layout" svg:width="4.161cm" svg:height="1.749cm" svg:x="1.95cm" svg:y="0.451cm">
          <draw:text-box>
            <text:p><text:span text:style-name="T4"><text:s/></text:span><text:span text:style-name="T4">Hypothesis 2</text:span></text:p>
          </draw:text-box>
        </draw:frame>
        <draw:frame draw:style-name="gr32" draw:text-style-name="P15" draw:layer="layout" svg:width="0.75cm" svg:height="0.75cm" svg:x="0.25cm" svg:y="0cm">
          <draw:text-box>
            <text:p><text:span text:style-name="T4">a)</text:span></text:p>
          </draw:text-box>
        </draw:frame>
        <draw:frame draw:style-name="gr32" draw:text-style-name="P15" draw:layer="layout" svg:width="0.75cm" svg:height="0.75cm" svg:x="0.25cm" svg:y="6.55cm">
          <draw:text-box>
            <text:p><text:span text:style-name="T4">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20" draw:style="rect" draw:dots1="1" draw:dots1-length="0.084cm" draw:distance="0.169cm"/>
    <draw:stroke-dash draw:name="stroke-dash27" draw:style="rect" draw:dots1="1" draw:dots1-length="0.028cm" draw:distance="0.056cm"/>
    <draw:stroke-dash draw:name="stroke-dash31" draw:style="rect" draw:dots1="1" draw:dots1-length="0.028cm" draw:distance="0.0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08cm" fo:page-height="1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29T16:02:11.072260999</dc:date>
    <meta:editing-duration>PT49M29S</meta:editing-duration>
    <meta:editing-cycles>6</meta:editing-cycles>
    <meta:generator>LibreOffice/7.3.7.2$Linux_X86_64 LibreOffice_project/30$Build-2</meta:generator>
    <meta:document-statistic meta:object-count="192"/>
  </office:meta>
</office:document-meta>
</file>